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percentage" office:value="0.091" calcext:value-type="percentage">
            <text:p>9.10%</text:p>
          </table:table-cell>
          <table:table-cell office:value-type="percentage" office:value="0.067" calcext:value-type="percentage">
            <text:p>6.7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61" calcext:value-type="percentage">
            <text:p>6.1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86" calcext:value-type="percentage">
            <text:p>8.6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87" calcext:value-type="percentage">
            <text:p>8.7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73" calcext:value-type="percentage">
            <text:p>7.3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38" calcext:value-type="percentage">
            <text:p>3.8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53" calcext:value-type="percentage">
            <text:p>5.3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33" calcext:value-type="percentage">
            <text:p>3.3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091" calcext:value-type="percentage">
            <text:p>0.91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14" calcext:value-type="percentage">
            <text:p>1.4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028" calcext:value-type="percentage">
            <text:p>2.8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percentage" office:value="0.0098" calcext:value-type="percentage">
            <text:p>0.98%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percentage" office:value="0.0077" calcext:value-type="percentage">
            <text:p>0.77%</text:p>
          </table:table-cell>
          <table:table-cell office:value-type="percentage" office:value="0.0097" calcext:value-type="percentage">
            <text:p>0.97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0027" calcext:value-type="percentage">
            <text:p>0.27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0021" calcext:value-type="percentage">
            <text:p>0.21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percentage" office:value="0.00095" calcext:value-type="percentage">
            <text:p>0.10%</text:p>
          </table:table-cell>
          <table:table-cell office:value-type="percentage" office:value="0.0019" calcext:value-type="percentage">
            <text:p>0.19%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percentage" office:value="0.00074" calcext:value-type="percentage">
            <text:p>0.07%</text:p>
          </table:table-cell>
          <table:table-cell office:value-type="percentage" office:value="0.0044" calcext:value-type="percentage">
            <text:p>0.44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14:01:16.059000000</meta:creation-date>
    <dc:date>2022-10-31T14:04:33.687000000</dc:date>
    <meta:editing-duration>PT3M18S</meta:editing-duration>
    <meta:editing-cycles>1</meta:editing-cycles>
    <meta:document-statistic meta:table-count="1" meta:cell-count="106" meta:object-count="0"/>
    <meta:generator>LibreOffice/7.3.5.2$Windows_X86_64 LibreOffice_project/184fe81b8c8c30d8b5082578aee2fed2ea847c01</meta:generator>
  </office:meta>
</office:document-meta>
</file>